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0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n admonitory lecture/</text:p>
      <text:p text:style-name="P7">predicated in <text:span text:style-name="T2">from</text:span><text:span text:style-name="T3"> Parashat Shemot/</text:span></text:p>
      <text:p text:style-name="P7"><text:span text:style-name="T3"/></text:p>
      <text:p text:style-name="P6"><text:span text:style-name="T3">[Page 1]</text:span></text:p>
      <text:p text:style-name="P6"><text:span text:style-name="T3">[Hebrew] "Moses grew up and went/ out to his brethren". <text:s/>My hearers. <text:s/>Without searching/ into legends and tales, excellent in their own way to/ teach a moral, I find that the scriptural text itself/ unvarnished as we have received it; very plainly but touchingly as it is </text:span><text:span text:style-name="T2">even</text:span><text:span text:style-name="T3"> always set forth in historical narrative points/ to the distinguishing quality which made Moses </text:span><text:span text:style-name="T2">in</text:span><text:span text:style-name="T3"> from his earliest youth,/ a representative Hebrew. <text:s/>That quality is, a sympathetic nature./ <text:s/>Not a sentimentality, which </text:span><text:span text:style-name="T2">becomes</text:span><text:span text:style-name="T3"> at times becomes a morbid sen-/sibility, powerless and inoperative, but an active, intelligent/ fellowship with the lowly, a </text:span><text:span text:style-name="T2">perfect</text:span><text:span text:style-name="T3"> thorough identification with/ the humblest of mankind, aiming at their elevation. <text:s/>I see this/ trait more broadly unfolded in the character of the arch-pro-/-phet than in that of any </text:span><text:span text:style-name="T2">historical</text:span><text:span text:style-name="T3"> prominent men in </text:span><text:span text:style-name="T2">our Bible</text:span><text:span text:style-name="T3"> Holy Writ; more/ developped[sic!] than even among the disciples of the schools/ which taught inspired </text:span><text:span text:style-name="T2">in</text:span><text:span text:style-name="T3">genius to speak. <text:s/>I gratefully admit it. <text:s/>All who/ were imbued with a divine spirit loved their people/ and worked disinterestedly for its welfare. <text:s/>Thus, Samuel/ tried his utmost to benefit Israel by gathering around/ him devoted followers whom he trained as preachers of the word of God at Najoth in Rainah, </text:span><text:span text:style-name="T2">but</text:span><text:span text:style-name="T3"> still the/ sturdy republican could ill disguise a sense of passing resent-/-ment, </text:span><text:span text:style-name="T2">of</text:span><text:span text:style-name="T3"> momentary estrangement, when another was asked/</text:span></text:p>
      <text:p text:style-name="P6"><text:span text:style-name="T3"/></text:p>
      <text:p text:style-name="P6"><text:soft-page-break/><text:span text:style-name="T3">[Page 2]</text:span></text:p>
      <text:p text:style-name="P6"><text:span text:style-name="T3">to take the lead of the naturi. <text:s/>Elijah, clothed in a/ course garment satisfied with </text:span><text:span text:style-name="T2">a</text:span><text:span text:style-name="T3"> the scantiest/ meal was fearless; </text:span><text:span text:style-name="T2">he faced a tyrant again and again</text:span><text:span text:style-name="T3"> in the vindication of the </text:span><text:span text:style-name="T2">ill used</text:span><text:span text:style-name="T3"> maltreated/ </text:span><text:span text:style-name="T2">of right</text:span><text:span text:style-name="T3"> and for the sake of right he faced a tyrant again and again. <text:s/>Yet a degree of leaven mixed in the nature of </text:span><text:span text:style-name="T2">him</text:span><text:span text:style-name="T3"> the Tishbite/ who declared that he alone had been left</text:span><text:span text:style-name="T2">s</text:span><text:span text:style-name="T3"> to serve the Lord/ zealously. <text:s/>Isaiah, to reform his fallen brethren pleaded/ for righteousness with impassioned eloquence, but his soul/ which revolted at sin, drew from his lips a scathing/ denunciation against </text:span><text:span text:style-name="T2">those</text:span><text:span text:style-name="T3"> a community whom he likened to the inhabitants/ of Sodom and Gomorrah. <text:s/>Nor did the successors of the son/ of Amoz remain entirely free from a sense of their supe-/-riority above the masses. <text:s/>The </text:span><text:span text:style-name="T2">bard</text:span><text:span text:style-name="T3"> seer of </text:span><text:span text:style-name="T2">the</text:span><text:span text:style-name="T3"> florid style by/ the river Chibar, and </text:span><text:span text:style-name="T2">the [?] of my illusive vision</text:span><text:span text:style-name="T3"> he who beheld an all </text:span><text:span text:style-name="T2">relieving</text:span><text:span text:style-name="T3"> humanizing vision Maresha of Judah; Jere-/-miah in his plaintive language and Malachi in </text:span><text:span text:style-name="T2">the</text:span><text:span text:style-name="T3"> his/ </text:span><text:span text:style-name="T2">warmth of his</text:span><text:span text:style-name="T3"> glowing enthusiasm for the Law; all exhibited </text:span><text:span text:style-name="T2">the</text:span><text:span text:style-name="T3"> some/ </text:span><text:span text:style-name="T2">human weakness of the bibles</text:span><text:span text:style-name="T3"> of the great men's foibles, all evince a measure, however </text:span><text:span text:style-name="T2">small</text:span><text:span text:style-name="T3"> light, of self-assertion./ <text:s/>Moses alone, Moses the greatest, because the best, of/ Scriptural characters, placed himself on a par with the/ lowly, on a perfect level with the humblest, and seeking their progress, early showed </text:span><text:span text:style-name="T2">and became</text:span><text:span text:style-name="T3">/ himself a truly representative Hebrew. <text:s/>You have read it:/ [Hebrew]. <text:s/>"When Moses grew up, he/ went out to his brethren". <text:s/></text:span><text:span text:style-name="T2">The son He was a youth</text:span><text:span text:style-name="T3">/</text:span></text:p>
      <text:p text:style-name="P6"><text:span text:style-name="T3"/></text:p>
      <text:p text:style-name="P6"><text:span text:style-name="T3">[Page 3]</text:span></text:p>
      <text:p text:style-name="P8">He was<text:span text:style-name="T3"> A youth who breathed a royal atmosphere he was. </text:span>Who<text:span text:style-name="T3">/ </text:span>can doubt but that<text:span text:style-name="T3"> Flattery </text:span>was<text:span text:style-name="T3"> must have been the daily seasoning/ of his food who can doubt that around him stood courtiers with </text:span>approving<text:span text:style-name="T3"> winning,/ radiant smiles, ready to obey at a nod, at a look of the/ princess' adopted son? <text:s/>But </text:span>I<text:span text:style-name="T3"> see! </text:span>that<text:span text:style-name="T3"> he has quitted the com-/-pany of parasites; those surroundings of lackings, to ward his/ steps where sufferings </text:span>were<text:span text:style-name="T3"> are endured. <text:s/>Mark the </text:span>words<text:span text:style-name="T3"> narrative/ as </text:span>they<text:span text:style-name="T3"> it stands in the original. <text:s/>"When Moses grew up he went/ out to his brethren [Hebrew]". <text:s/>It is not written [Hebrew]/ for </text:span>it was an<text:span text:style-name="T3"> no </text:span>act<text:span text:style-name="T3"> act of </text:span>mere<text:span text:style-name="T3"> idle curiosity </text:span>which<text:span text:style-name="T3"> had led him to the/ spot in which a distinct race </text:span>rigorously works was<text:span text:style-name="T3"> bent down, </text:span>while with<text:span text:style-name="T3"> with work of rigour; but [Hebrew]/ He would look into </text:span>effects<text:span text:style-name="T3"> the system of a grinding oppression. <text:s/>He intently looked then, was his sym-/-pathetic nature </text:span>was<text:span text:style-name="T3"> stirred from its depths; </text:span>in contemplating injustice<text:span text:style-name="T3"> then his </text:span>and revolted at<text:span text:style-name="T3"> compassionate heart revolted at/ wrong. <text:s/>Then the persecuted became his near allies, the persecutors his personal/ enemies. <text:s/>Now my hearers: To imagine that those who </text:span>worked at<text:span text:style-name="T3"> labored in the brick/ kiln were the equals in knowledge and social standing of/ </text:span>to<text:span text:style-name="T3"> the favorite of a king's daughter would be folly. <text:s/></text:span>Few<text:span text:style-name="T3"> Scarcely any/ could have had the opportunity to learn so extensively, and </text:span>fewer<text:span text:style-name="T3"> none,/ </text:span>of any<text:span text:style-name="T3"> perhaps, could have moved in-so called-high circles. <text:s/>But all were/ unjustly proscribed, and all </text:span>had<text:span text:style-name="T3"> were held up by one traditional belief which/ </text:span>held them up sufficiently to<text:span text:style-name="T3"> prevented the total debasement,/</text:span></text:p>
      <text:p text:style-name="P8"><text:span text:style-name="T3"/></text:p>
      <text:p text:style-name="P8"><text:span text:style-name="T3">[Page 4]</text:span></text:p>
      <text:p text:style-name="P8">as<text:span text:style-name="T3"> sought after by a crushing tyranny. <text:s/></text:span>All remembered their<text:span text:style-name="T3"> Let us reflect a moment upon/ </text:span>descent from one a righteous lineage, all awaited for the<text:span text:style-name="T3"> the alternative. <text:s/>To obey nature's generous impulse/ </text:span>fulfilment of a divine promise<text:span text:style-name="T3"> and </text:span>follow<text:span text:style-name="T3"> spare the destiny of the unhappy, or abandon the latter/ to their fate and enjoy a princely station./ <text:s/>Say: can any of us claim that he or she has been </text:span>placed in<text:span text:style-name="T3"> offered/ the same soul-trying alternative? <text:s/>Can any of us contend to have occu-/-pied a rank so eminent as that of Moses, and that/ it became necessary on his or her part to make </text:span>a great insofar<text:span text:style-name="T3"> immense sacrifice </text:span>in so as to<text:span text:style-name="T3"> and comeing[sic!]/ down and mingling with a people of very inferior </text:span>in<text:span text:style-name="T3"> condi-/-tion in life? <text:s/>Most Assuredly[sic!] not, and yet a sense of self-importance,/ of overweening self-esteem is robbing Israel of some, who/ might have worthily acted as our representative men and women./ <text:s/></text:span>Some of us<text:span text:style-name="T3"> I, among many had once fondly </text:span>hoped<text:span text:style-name="T3"> looked for the growth of </text:span>a genera-<text:span text:style-name="T3"> youths/ </text:span>-tion that<text:span text:style-name="T3"> who reaching maturity would have cast their lot with the lowly,/ and endeavoured to uplift them, but little by little my/ expectations in that direction are being cut off. <text:s/>I will not </text:span>not<text:span text:style-name="T3">/ call it cowardly, but it is </text:span><text:soft-page-break/><text:span text:style-name="T3">certainly </text:span>it is not<text:span text:style-name="T3"> far from courageous in/ the sons and daughters of </text:span>Hebrew<text:span text:style-name="T3"> observant parents, to be ashamed/ of confessing their identity with the unpopular minor-/-ity, and to desert</text:span>ing<text:span text:style-name="T3"> it because it does not weild[sic!] the/ social influence, which the majority, by reason of </text:span>their<text:span text:style-name="T3"> its/ numerical strength, commands./</text:span></text:p>
      <text:p text:style-name="P8"><text:span text:style-name="T3"/></text:p>
      <text:p text:style-name="P8"><text:span text:style-name="T3">[Page 5]</text:span></text:p>
      <text:p text:style-name="P8"><text:span text:style-name="T3">What would have become of us; what would have become/ of civilization; if Moses had deemed it too great a con-/-denscension to be drawn into contact with less instructed,/ less refined </text:span>persons<text:span text:style-name="T3"> individuals, if you wish so to term it, than he himself was?/ <text:s/>But you have been shown it. <text:s/>[Hebrew] <text:s/>When the youth grew up, he left behind/ the blandishments of the worldly; the adulation of sordid/ mortals;he tore </text:span>tore<text:span text:style-name="T3"> himself from the allurements of/ outward splendour, to follow the inward prompting/ of his sympathetic nature. <text:s/>Sublime model of/ fraternal affection! <text:s/>Matchless pattern of a yearning soul!/ <text:s/>In early life Moses resolved to cling to his </text:span>suffering<text:span text:style-name="T3"> proscribed brethren,/ his last days found him still devoted to their cause, and/ when the hour to depart from them struck, he bid the tribes he had/ lifted up from lowliness an eternal farewell with a blessing,/ [Hebrew] "Happy thou O Israel! who is like unto thee, a people/ </text:span>saved<text:span text:style-name="T3"> delivered by the Lord, who is thy </text:span>shield of thy help, helping<text:span text:style-name="T3"> saving shield, and/ </text:span>the<text:span text:style-name="T3"> thy victorious sword!" </text:span>of thy excellency".<text:span text:style-name="T3"> <text:s/>Oh that a spark of that/ ardent </text:span>intensity of<text:span text:style-name="T3"> love would kindle the hearts of all American Hebrews?/ <text:s/>Our community at large, and this congregation specially/ would cease to </text:span>lament<text:span text:style-name="T3"> suffer losses which are irretrievable. <text:s/>For if/ parents are summoned hence to heaven, we may hope that their/ children will fill up the </text:span>vacancy<text:span text:style-name="T3"> gap, but when the offspring/ </text:span></text:p>
      <text:p text:style-name="P8"><text:span text:style-name="T3"/></text:p>
      <text:p text:style-name="P8"><text:span text:style-name="T3">[Page 6]</text:span></text:p>
      <text:p text:style-name="P8"><text:span text:style-name="T3">sever their connection with the Synagogue, then the/ void stares us in the face, and draws from us all laments./ <text:s/>But idle would be </text:span>your<text:span text:style-name="T3"> the complaints of the faithful, and useless my/ </text:span>speaking<text:span text:style-name="T3"> utterances, were I solely to point out defections. <text:s/>You parents who believingly love the One God </text:span>you<text:span text:style-name="T3"> must prevent backslidings and I </text:span>I<text:span text:style-name="T3">/ </text:span>must improve every opportunity for <text:span text:style-name="T3">in the discharge </text:span>performance<text:span text:style-name="T3"> of/ </text:span>a sacred duty<text:span text:style-name="T3"> solemn duties must improve every opportunity to admonish. <text:s/>I must entreat </text:span>parents<text:span text:style-name="T3"> fathers and mothers to keep/ double watch for the sake of the faith--a watch/ over their tongues, lest they inadvertently drop words/ poisoning the minds of their young ones against our/ ancestral belief; a watch at their doors, lest these/ remain wide open for the reception of non-Israelites and/ tight shut against the coheirs of the Sinaic covenant./ <text:s/>And I must exhort my youthful brothers and sisters,/ whom my voice can reach, to study, when it is yet/ time, the woful[sic!] consequences of rash acts. <text:s/>The unhappy results personally as well as/ religiously, of exchanging the simplicity of a Jewish/ home, for the fashionableness of gentile residences./ <text:s/>To study the subject most seriously, so that </text:span>ultimately<text:span text:style-name="T3"> they/ may not ultimately have occasion to cry in the language of the old/ moralist "How could I have hated instruction, and how could/ my heart have despised correction?"/</text:span></text:p>
      <text:p text:style-name="P8"><text:span text:style-name="T3"/></text:p>
      <text:p text:style-name="P8"><text:span text:style-name="T3">[Page 7]</text:span></text:p>
      <text:p text:style-name="P8"><text:span text:style-name="T3"><text:tab/>The sound of these plaintive words would ring in our/ ears, as they proceed from sad experience, if shame did/ not withhold them from the stranger. <text:s/>Oh! <text:s/>May they/ never issue from </text:span>those<text:span text:style-name="T3"> the Israelites I now address. <text:s/>Too many/ that might have reflected lustre on Judaism have/ enriched with their talents the domains of its adver-/-saries. <text:s/>In some instances ambition goaded </text:span>our<text:span text:style-name="T3"> the/ </text:span>people<text:span text:style-name="T3"> waverers on. <text:s/>Thus in Germany, when the avenues/ to social and political preferments were inaccessible/ to any who </text:span>wl<text:span text:style-name="T3"> could not swear by the cross, whole/ families tried to reach their goal by the road that leads/ to the Church. <text:s/>And thus likewise alliances which/ proved most inauspicious to our interests were contracted./ <text:s/>At times vulgar pride thinned our ranks. <text:s/>They who/ by a stroke of fortune had been made to bask in/ the sun-shine of aristocracy, would not </text:span>move<text:span text:style-name="T3"> allow/ </text:span>that<text:span text:style-name="T3"> their sons and daughters </text:span>to<text:span text:style-name="T3"> any more to acknowledge their identity/ with a race looked upon with disfavor. <text:s/>A thirst </text:span><text:soft-page-break/><text:span text:style-name="T3">after/ earthly honors, and unmanliness conspired </text:span>in<text:span text:style-name="T3"> to deprive/ us of men and women who, we had reasonably/ hoped, might have become representative He-/-brews./</text:span></text:p>
      <text:p text:style-name="P8"><text:span text:style-name="T3"/></text:p>
      <text:p text:style-name="P8"><text:span text:style-name="T3">[Page 8]</text:span></text:p>
      <text:p text:style-name="P8"><text:span text:style-name="T3">But America is not inimical to our </text:span>race<text:span text:style-name="T3"> people, if we ourselves/ are not its enemies. <text:s/>America will learn to appre-/-ciate the excellencies of our religion and the homely virtues/ of our </text:span>people<text:span text:style-name="T3"> race, when those who can enhance their/ prestige thereof shall cleave to both. <text:s/>Are you ready,/ my aged brethren, to assume the control of your household/ and by precept and example hold your children in the/ faith? <text:s/>Are you willing, my young brethren, to rule/ your feelings and seek happiness in the ancestral fold?/ <text:s/>Holy Writ has placed before you this day a </text:span>most<text:span text:style-name="T3"> matchless/ </text:span>perfect<text:span text:style-name="T3"> model. <text:s/>Moses reared in a palace, seeking/ the </text:span>association<text:span text:style-name="T3"> companionship of the proscribed. <text:s/>Moses preferring the/ iron chains of the persecuted to the golden sceptre of/ the persecutors. <text:s/>You are not raised quite so eminently,/ but neither are you asked to make too great a sacrifice./ <text:s/>What is demanded of you can be performed with ease, if/ that which is earthly is eliminated from your nature in early/ life, and the genius of spirituality is </text:span>infused<text:span text:style-name="T3"> breathed into it. <text:s/>Remember/ that "better it is to be modest among the humble ones, than to share/ spoil with the proud;" [Hebrew] and it is also written, that "he who reflects/ upon the matter will find good, and whosoever trusts in the Lord, </text:span>is<text:span text:style-name="T3"> shall finally be happy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26T12:59:39.14</meta:creation-date>
    <meta:document-statistic meta:table-count="0" meta:image-count="0" meta:object-count="0" meta:page-count="5" meta:paragraph-count="79" meta:word-count="2095" meta:character-count="12757"/>
    <dc:date>2012-04-26T14:36:15.98</dc:date>
    <dc:creator>Penn Libraries</dc:creator>
    <meta:editing-duration>PT00H11M04S</meta:editing-duration>
    <meta:editing-cycles>1</meta:editing-cycles>
    <meta:generator>OpenOffice.org/3.2$Win32 OpenOffice.org_project/320m12$Build-9483</meta:generator>
  </office:meta>
</office:document-meta>
</file>